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rko Nasato</meta:initial-creator>
    <meta:creation-date>2008-07-12T15:03:17</meta:creation-date>
    <dc:creator>Mirko Nasato</dc:creator>
    <dc:date>2008-07-12T15:03:47</dc:date>
    <meta:editing-cycles>1</meta:editing-cycles>
    <meta:editing-duration>PT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3"/>
  </office:meta>
</office:document-meta>
</file>